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/>
    </style:style>
    <style:style style:name="P2" style:family="paragraph" style:parent-style-name="Text_20_body">
      <style:paragraph-properties fo:line-height="115%"/>
      <style:text-properties officeooo:paragraph-rsid="00141586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5.502cm" fo:margin-right="0cm" fo:text-align="end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10" style:family="paragraph" style:parent-style-name="ConsPlusNonformat">
      <style:paragraph-properties fo:line-height="115%" fo:text-align="justify" style:justify-single-word="false" fo:orphans="2" fo:widows="2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margin-left="5.502cm" fo:margin-right="0cm" fo:text-align="end" style:justify-single-word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sPlusNonformat">
      <style:paragraph-properties fo:line-height="115%" fo:text-align="justify" style:justify-single-word="false" fo:orphans="2" fo:widows="2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color="#000000" fo:letter-spacing="-0.005cm" fo:language="ru" fo:country="RU" style:font-size-complex="14pt"/>
    </style:style>
    <style:style style:name="T4" style:family="text">
      <style:text-properties fo:color="#000000" fo:letter-spacing="0.014cm" fo:language="ru" fo:country="RU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7"/>
      <text:p text:style-name="P7">Департамент аттестации </text:p>
      <text:p text:style-name="P7">научных кадров РУДН</text:p>
      <text:p text:style-name="P8"/>
      <text:p text:style-name="P9"/>
      <text:p text:style-name="P2"><text:span text:style-name="T1"><text:tab/>Диссертационный совет ___ШИФР_СОВЕТА___</text:span><text:span text:style-name="T2"> </text:span><text:span text:style-name="T1">направляет Вам аттестационное дело </text:span><text:span text:style-name="T2">___ФИО_в_родительном_падеже___</text:span><text:span text:style-name="T1">, гражданк</text:span><text:span text:style-name="T2">и _</text:span><text:span text:style-name="T1">____, успешно защитивше</text:span><text:span text:style-name="T2">й</text:span><text:span text:style-name="T1"> </text:span><text:span text:style-name="T2">диссертацию «___Тема_диссертации___» на соискание ученой </text:span><text:span text:style-name="T3">степени ___кандидат_или_доктор___</text:span><text:span text:style-name="T4">а ___каких_наук___ </text:span><text:span text:style-name="T2">наук по специальности ___ШИФР_СПЕЦ___ ___Название_научной_специальности___. </text:span></text:p>
      <text:p text:style-name="P11">Защита диссертации состоялась ___дата_защиты___. </text:p>
      <text:p text:style-name="P5">Обязательный экземпляр диссертации направлен в РГБ.</text:p>
      <text:p text:style-name="P5">Обязательный экземпляр диссертации направлен в ЦНМБ.</text:p>
      <text:p text:style-name="P1"><text:span text:style-name="T2">Ди</text:span><text:span text:style-name="T1">ссерта</text:span><text:span text:style-name="T2">ция в электронном виде </text:span><text:span text:style-name="T1">передана</text:span><text:span text:style-name="T2"> </text:span><text:span text:style-name="T1">в </text:span><text:span text:style-name="T2">ЕГИСУ НИОКТР.</text:span></text:p>
      <text:p text:style-name="P3"/>
      <text:p text:style-name="P4"/>
      <text:p text:style-name="P4"/>
      <text:p text:style-name="P10">Председатель </text:p>
      <text:p text:style-name="P10">диссертационного совета <text:s text:c="46"/>___Предссовета_И_О___</text:p>
      <text:p text:style-name="P10"><text:tab/><text:tab/><text:tab/>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00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епартамент аттестации научных и научно-педагогических работников</dc:title>
    <dc:subject/>
    <meta:keyword/>
    <meta:initial-creator>l.drobysheva</meta:initial-creator>
    <meta:creation-date>2019-02-13T14:00:00</meta:creation-date>
    <dc:date>2025-10-19T16:17:10.912241732</dc:date>
    <meta:print-date>2019-04-24T20:33:00</meta:print-date>
    <meta:editing-cycles>17</meta:editing-cycles>
    <meta:editing-duration>PT1H57M44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0" meta:word-count="58" meta:character-count="685" meta:non-whitespace-character-count="582"/>
  </office:meta>
</office:document-meta>
</file>